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3000004362F7848442760BA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857cm" draw:z-index="0"><draw:image xlink:href="Pictures/1000000100000743000004362F7848442760BA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31:28.538096666</meta:creation-date>
    <dc:date>2023-10-23T22:31:49.279333812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